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py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py.AbstractCopy( Path srcPath , Path destPath , String srcWorkspaceName , ManagerProvider srcMgrProvider , ManagerProvider destMgr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opy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y.getDestin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y.getDestination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py.get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